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yidaungsu Book" svg:font-family="'Pyidaungsu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Pyidaungsu Book" fo:font-size="13pt" officeooo:rsid="00052757" officeooo:paragraph-rsid="00052757" style:font-size-asian="11.3500003814697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Pyidaungsu Book" fo:font-size="13pt" officeooo:rsid="0006fe23" officeooo:paragraph-rsid="0006fe23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Pyidaungsu Book" fo:font-size="13pt" fo:font-weight="bold" officeooo:rsid="00052757" officeooo:paragraph-rsid="00052757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Pyidaungsu Book" fo:font-size="13pt" fo:font-weight="bold" officeooo:rsid="0007b4d4" officeooo:paragraph-rsid="0007b4d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52757" officeooo:paragraph-rsid="00052757"/>
    </style:style>
    <style:style style:name="P6" style:family="paragraph" style:parent-style-name="Standard">
      <style:paragraph-properties fo:text-align="start" style:justify-single-word="false">
        <style:tab-stops>
          <style:tab-stop style:position="1.25in"/>
        </style:tab-stops>
      </style:paragraph-properties>
      <style:text-properties officeooo:rsid="00052757" officeooo:paragraph-rsid="00052757"/>
    </style:style>
    <style:style style:name="P7" style:family="paragraph" style:parent-style-name="Standard">
      <style:paragraph-properties fo:text-align="start" style:justify-single-word="false"/>
      <style:text-properties officeooo:rsid="00052757" officeooo:paragraph-rsid="0006fe23"/>
    </style:style>
    <style:style style:name="P8" style:family="paragraph" style:parent-style-name="Standard">
      <style:paragraph-properties fo:text-align="start" style:justify-single-word="false"/>
      <style:text-properties fo:color="#c9211e" officeooo:rsid="00052757" officeooo:paragraph-rsid="00052757"/>
    </style:style>
    <style:style style:name="P9" style:family="paragraph" style:parent-style-name="Standard">
      <style:paragraph-properties fo:text-align="start" style:justify-single-word="false">
        <style:tab-stops>
          <style:tab-stop style:position="1.25in"/>
        </style:tab-stops>
      </style:paragraph-properties>
      <style:text-properties fo:color="#0369a3" officeooo:rsid="00052757" officeooo:paragraph-rsid="00052757"/>
    </style:style>
    <style:style style:name="P10" style:family="paragraph" style:parent-style-name="Standard">
      <style:paragraph-properties fo:text-align="start" style:justify-single-word="false"/>
      <style:text-properties officeooo:rsid="00060ec4" officeooo:paragraph-rsid="00060ec4"/>
    </style:style>
    <style:style style:name="P11" style:family="paragraph" style:parent-style-name="Standard">
      <style:paragraph-properties fo:text-align="start" style:justify-single-word="false"/>
      <style:text-properties officeooo:rsid="0006fe23" officeooo:paragraph-rsid="0006fe23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052757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.3118in" fo:margin-right="0in" fo:text-align="start" style:justify-single-word="false" fo:text-indent="-0.3118in" style:auto-text-indent="false" fo:background-color="transparent"/>
      <style:text-properties style:font-name="Pyidaungsu Book" fo:font-size="13pt" fo:font-weight="bold" officeooo:rsid="0007b4d4" officeooo:paragraph-rsid="0007b4d4" style:font-size-asian="11.3500003814697pt" style:font-weight-asian="bold" style:font-size-complex="13pt" style:font-weight-complex="bold"/>
    </style:style>
    <style:style style:name="P14" style:family="paragraph" style:parent-style-name="Standard">
      <loext:graphic-properties draw:fill="none"/>
      <style:paragraph-properties fo:margin-left="0.3118in" fo:margin-right="0in" fo:text-align="start" style:justify-single-word="false" fo:text-indent="-0.3118in" style:auto-text-indent="false" fo:background-color="transparent">
        <style:tab-stops>
          <style:tab-stop style:position="0.6846in"/>
        </style:tab-stops>
      </style:paragraph-properties>
      <style:text-properties style:font-name="Pyidaungsu Book" fo:font-size="13pt" fo:font-weight="bold" officeooo:rsid="0007b4d4" officeooo:paragraph-rsid="0007b4d4" style:font-size-asian="11.3500003814697pt" style:font-weight-asian="bold" style:font-size-complex="13pt" style:font-weight-complex="bold"/>
    </style:style>
    <style:style style:name="P15" style:family="paragraph" style:parent-style-name="Standard">
      <loext:graphic-properties draw:fill="none"/>
      <style:paragraph-properties fo:margin-left="0.3118in" fo:margin-right="0in" fo:text-align="start" style:justify-single-word="false" fo:text-indent="-0.3118in" style:auto-text-indent="false" fo:background-color="transparent">
        <style:tab-stops>
          <style:tab-stop style:position="0.6846in"/>
          <style:tab-stop style:position="1.689in"/>
        </style:tab-stops>
      </style:paragraph-properties>
      <style:text-properties style:font-name="Pyidaungsu Book" fo:font-size="13pt" fo:font-weight="bold" officeooo:rsid="0007b4d4" officeooo:paragraph-rsid="0007b4d4" style:font-size-asian="11.3500003814697pt" style:font-weight-asian="bold" style:font-size-complex="13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3118in" fo:margin-right="0in" fo:text-align="start" style:justify-single-word="false" fo:text-indent="-0.3118in" style:auto-text-indent="false" style:page-number="auto" fo:background-color="transparent"/>
      <style:text-properties style:font-name="Pyidaungsu Book" fo:font-size="13pt" fo:font-weight="bold" officeooo:rsid="0007b4d4" officeooo:paragraph-rsid="0007b4d4" style:font-size-asian="11.3500003814697pt" style:font-weight-asian="bold" style:font-size-complex="13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Pyidaungsu Book" fo:font-size="13pt" fo:font-weight="bold" officeooo:rsid="0009379f" officeooo:paragraph-rsid="0009379f" style:font-size-asian="11.3500003814697pt" style:font-weight-asian="bold" style:font-size-complex="1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yidaungsu Book" fo:font-size="13pt" officeooo:rsid="0009379f" officeooo:paragraph-rsid="0009379f" style:font-size-asian="11.3500003814697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Pyidaungsu Book" fo:font-size="13pt" style:font-size-asian="11.3500003814697pt" style:font-size-complex="13pt"/>
    </style:style>
    <style:style style:name="P20" style:family="paragraph"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style:font-name="Pyidaungsu Book" fo:font-size="13pt" style:font-size-asian="11.3500003814697pt" style:font-size-complex="13pt"/>
    </style:style>
    <style:style style:name="T2" style:family="text">
      <style:text-properties style:font-name="Pyidaungsu Book" fo:font-size="13pt" officeooo:rsid="00052757" style:font-size-asian="11.3500003814697pt" style:font-size-complex="13pt"/>
    </style:style>
    <style:style style:name="T3" style:family="text">
      <style:text-properties style:font-name="Pyidaungsu Book" fo:font-size="13pt" officeooo:rsid="0006fe23" style:font-size-asian="11.3500003814697pt" style:font-size-complex="13pt"/>
    </style:style>
    <style:style style:name="T4" style:family="text">
      <style:text-properties style:text-position="super 58%" style:font-name="Pyidaungsu Book" fo:font-size="13pt" style:font-size-asian="11.3500003814697pt" style:font-size-complex="13pt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0% 100%" style:font-name="Pyidaungsu Book" fo:font-size="13pt" style:font-size-asian="11.3500003814697pt" style:font-size-complex="13pt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09379f" style:font-weight-asian="normal" style:font-weight-complex="normal"/>
    </style:style>
    <style:style style:name="T9" style:family="text">
      <style:text-properties style:text-line-through-style="none" style:text-line-through-type="none" style:text-position="0% 100%" style:font-name="Pyidaungsu Book" fo:font-size="13pt" style:font-size-asian="11.3500003814697pt" style:font-size-complex="13pt"/>
    </style:style>
    <style:style style:name="T10" style:family="text">
      <style:text-properties fo:color="#c9211e" style:text-line-through-style="none" style:text-line-through-type="none" style:text-position="0% 100%" style:font-name="Pyidaungsu Book" fo:font-size="13pt" style:font-size-asian="11.3500003814697pt" style:font-size-complex="13pt"/>
    </style:style>
    <style:style style:name="T11" style:family="text">
      <style:text-properties fo:color="#c9211e" style:text-position="0% 100%" fo:font-weight="normal" officeooo:rsid="0009379f" style:font-weight-asian="normal" style:font-weight-complex="normal"/>
    </style:style>
    <style:style style:name="T12" style:family="text">
      <style:text-properties fo:color="#0369a3" style:text-position="0% 100%" style:font-name="Pyidaungsu Book" fo:font-size="13pt" style:font-size-asian="11.3500003814697pt" style:font-size-complex="13pt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– 4</text:p>
      <text:p text:style-name="P2">Application of Derivatives</text:p>
      <text:p text:style-name="P3"/>
      <text:p text:style-name="P12"><text:span text:style-name="T2">Finding Extrema (Extrema ဆိုတာ Absolute Mini နဲ့ Max ရှာခိုင်းတာတဲ့)</text:span></text:p>
      <text:p text:style-name="P10"><text:span text:style-name="T1">1. ပေးထားတဲ့ function ကို Derivatives အရင်ရှာ f(x) ဆိုရင် f’(x) ကိုရှာ။</text:span></text:p>
      <text:p text:style-name="P10"><text:span text:style-name="T1">2. Critical Point ကိုရှာရန် f’(x) ကို 0ညီပြီးရှာ။</text:span></text:p>
      <text:p text:style-name="P10"><text:span text:style-name="T1">3. ထွက်လာတဲ့အဖြေက ပေးတဲ့ Interval ထဲမှာရှိရင် Belong To နဲ့ ပြပေး။</text:span></text:p>
      <text:p text:style-name="P10"><text:span text:style-name="T1">4. ထွက်လာတဲ့အဖြေက 0 ဆိုရင် Critical point ရှိတယ်။ မဟုတ်ရင် No Critical Point.</text:span></text:p>
      <text:p text:style-name="P10"><text:span text:style-name="T1">5. Cr</text:span><text:span text:style-name="T3">itical Value နဲ့ End Point Value တွေကို f(x) ထဲထည့်ပြီးရှာ။</text:span></text:p>
      <text:p text:style-name="P11"><text:span text:style-name="T1">6. Value တွေကိုကြည့်ပြီးတော့ Abs Max နဲ့ Mini ရေးပေး။</text:span></text:p>
      <text:p text:style-name="P7"><text:span text:style-name="T2"/></text:p>
      <text:p text:style-name="P8"><text:span text:style-name="T1">Eg. Find the absolute maximum and minimum values of f(x) = x</text:span><text:span text:style-name="T4">2 <text:s/></text:span><text:span text:style-name="T6">on [-2, 1]</text:span></text:p>
      <text:p text:style-name="P5"><text:span text:style-name="T6"><text:tab/>Solution, f(x) = x</text:span><text:span text:style-name="T4">2 </text:span></text:p>
      <text:p text:style-name="P6"><text:span text:style-name="T6"><text:tab/>f’(x) = 2x</text:span></text:p>
      <text:p text:style-name="P6"><text:span text:style-name="T6"/></text:p>
      <text:p text:style-name="P6"><text:span text:style-name="T6"><text:tab/>if f’(x) = 0 =&gt; 2x = 0</text:span></text:p>
      <text:p text:style-name="P6"><text:span text:style-name="T6"><text:tab/><text:tab/><text:tab/><text:tab/>x = 0 (Critical Point)</text:span></text:p>
      <text:p text:style-name="P6"><text:span text:style-name="T6"><text:tab/><text:tab/><text:tab/><text:tab/></text:span><text:span text:style-name="T6"><draw:frame draw:style-name="fr1" draw:name="Object1" text:anchor-type="as-char" svg:y="-0.1874in" svg:width="1.0425in" svg:height="0.2807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6"><text:tab/>It has a critical point at x = 0</text:span></text:p>
      <text:p text:style-name="P6"><text:span text:style-name="T6"/></text:p>
      <text:p text:style-name="P6"><text:span text:style-name="T6"><text:tab/></text:span><text:span text:style-name="T12">Critical value is f (0) = 0 <text:s/>at x = 0 (0,0) (mini)</text:span></text:p>
      <text:p text:style-name="P9"><text:span text:style-name="T6"><text:tab/>End point value is f(-2) = 4 at x = - </text:span><text:span text:style-name="T9">2, <text:s/>( - 2,4 )</text:span></text:p>
      <text:p text:style-name="P9"><text:span text:style-name="T9"><text:tab/>End point value is f(1) <text:s/>= 1 at x = 1</text:span></text:p>
      <text:p text:style-name="P6"><text:span text:style-name="T9"><text:tab/></text:span></text:p>
      <text:p text:style-name="P6"><text:span text:style-name="T9"><text:tab/></text:span><text:span text:style-name="T10">So, absolute max value is 4 at x = -2, </text:span></text:p>
      <text:p text:style-name="P6"><text:span text:style-name="T10"><text:tab/>absolute mini value is 0 at x = 0</text:span></text:p>
      <text:p text:style-name="P6"><text:span text:style-name="T10"/></text:p>
      <text:p text:style-name="P4">4.3 Monotonic Functions and First Derivative Test</text:p>
      <text:p text:style-name="P4"><text:tab/><text:span text:style-name="T13">Monotonic Functions ဆိုတာ Increasing Decreasing Functionကိုပြောတာ။</text:span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oft-page-break/><text:span text:style-name="T13"/></text:p>
      <text:p text:style-name="P16"><text:span text:style-name="T13">Eg. Find the critical point of f(x) = x</text:span><text:span text:style-name="T5">3</text:span><text:span text:style-name="T7"> <text:s/>- 12x -5 and identity the intervals on which f is increasing and decreasing.</text:span></text:p>
      <text:p text:style-name="P13"><text:span text:style-name="T7"><text:tab/></text:span></text:p>
      <text:p text:style-name="P13"><text:span text:style-name="T7"><text:tab/>Solution, f(x) = x</text:span><text:span text:style-name="T5">3</text:span><text:span text:style-name="T7"> – 12x – 5<text:tab/></text:span></text:p>
      <text:p text:style-name="P14"><text:span text:style-name="T7"><text:tab/><text:tab/> f’(x) = 3x</text:span><text:span text:style-name="T5">2</text:span><text:span text:style-name="T7"> -12</text:span></text:p>
      <text:p text:style-name="P14"><text:span text:style-name="T7"><text:tab/><text:tab/></text:span></text:p>
      <text:p text:style-name="P14"><text:span text:style-name="T7"><text:tab/><text:tab/>If f’(x) = 0 → 3x</text:span><text:span text:style-name="T5">2</text:span><text:span text:style-name="T7"> – 12 = 0</text:span></text:p>
      <text:p text:style-name="P15"><text:span text:style-name="T7"><text:tab/><text:tab/><text:tab/>3(x</text:span><text:span text:style-name="T5">2 </text:span><text:span text:style-name="T7">- </text:span><text:span text:style-name="T8">4 ) = 0</text:span></text:p>
      <text:p text:style-name="P15"><text:span text:style-name="T8"><text:tab/><text:tab/><text:tab/>3 (x – 2) (x + 2) = 0</text:span></text:p>
      <text:p text:style-name="P15"><text:span text:style-name="T8"><text:tab/><text:tab/><text:tab/>x = -2 (or) x = 2</text:span></text:p>
      <text:p text:style-name="P15"><text:span text:style-name="T8"><text:tab/></text:span><text:span text:style-name="T11">The critical points are x = - 2 and x = 2</text:span></text:p>
      <text:p text:style-name="P15"><text:span text:style-name="T11"><text:tab/></text:span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x &lt; - 2</text:p>
          </table:table-cell>
          <table:table-cell table:style-name="Table1.A1" office:value-type="string">
            <text:p text:style-name="P18"><text:s/>-2 &lt; x &lt; 2</text:p>
          </table:table-cell>
          <table:table-cell table:style-name="Table1.D1" office:value-type="string">
            <text:p text:style-name="P18">x &gt;2</text:p>
          </table:table-cell>
        </table:table-row>
        <table:table-row>
          <table:table-cell table:style-name="Table1.A2" office:value-type="string">
            <text:p text:style-name="P18">3 (x-2)</text:p>
          </table:table-cell>
          <table:table-cell table:style-name="Table1.A2" office:value-type="string">
            <text:p text:style-name="P19"><text:s/>-</text:p>
          </table:table-cell>
          <table:table-cell table:style-name="Table1.A2" office:value-type="string">
            <text:p text:style-name="P19">-</text:p>
          </table:table-cell>
          <table:table-cell table:style-name="Table1.D2" office:value-type="string">
            <text:p text:style-name="P18">+</text:p>
          </table:table-cell>
        </table:table-row>
        <table:table-row>
          <table:table-cell table:style-name="Table1.A2" office:value-type="string">
            <text:p text:style-name="P18">(x+2)</text:p>
          </table:table-cell>
          <table:table-cell table:style-name="Table1.A2" office:value-type="string">
            <text:p text:style-name="P19">-</text:p>
          </table:table-cell>
          <table:table-cell table:style-name="Table1.A2" office:value-type="string">
            <text:p text:style-name="P18">+</text:p>
          </table:table-cell>
          <table:table-cell table:style-name="Table1.D2" office:value-type="string">
            <text:p text:style-name="P18">+</text:p>
          </table:table-cell>
        </table:table-row>
        <table:table-row>
          <table:table-cell table:style-name="Table1.A2" office:value-type="string">
            <text:p text:style-name="P18">f’(x)</text:p>
          </table:table-cell>
          <table:table-cell table:style-name="Table1.A2" office:value-type="string">
            <text:p text:style-name="P18">+</text:p>
          </table:table-cell>
          <table:table-cell table:style-name="Table1.A2" office:value-type="string">
            <text:p text:style-name="P19">-</text:p>
          </table:table-cell>
          <table:table-cell table:style-name="Table1.D2" office:value-type="string">
            <text:p text:style-name="P18">+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Increasing</text:p>
          </table:table-cell>
          <table:table-cell table:style-name="Table1.A2" office:value-type="string">
            <text:p text:style-name="P18">Decreasing</text:p>
          </table:table-cell>
          <table:table-cell table:style-name="Table1.D2" office:value-type="string">
            <text:p text:style-name="P18">Increasing</text:p>
          </table:table-cell>
        </table:table-row>
      </table:table>
      <text:p text:style-name="P13"><text:span text:style-name="T7"/></text:p>
      <text:p text:style-name="P17"><text:span text:style-name="T7">The function f is increasing on x &lt; -2 <text:s/>and x &gt; 2.</text:span></text:p>
      <text:p text:style-name="P17"><text:span text:style-name="T7">The function f is decreasing on -2 &lt; x &lt; 2.</text:span></text:p>
      <text:p text:style-name="P17"><draw:line text:anchor-type="paragraph" draw:z-index="1" draw:name="Shape1" draw:style-name="gr2" draw:text-style-name="P21" svg:x1="2.889in" svg:y1="0.4591in" svg:x2="2.8661in" svg:y2="2.8854in"><text:p/></draw:line><draw:line text:anchor-type="paragraph" draw:z-index="2" draw:name="Shape2" draw:style-name="gr1" draw:text-style-name="P20" svg:x1="1.1846in" svg:y1="1.7618in" svg:x2="4.689in" svg:y2="1.7764in"><text:p/></draw:lin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yidaungsu Book" svg:font-family="'Pyidaungsu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10:19:19.988273097</meta:creation-date>
    <dc:date>2023-02-12T13:01:14.884819666</dc:date>
    <meta:editing-duration>PT10M54S</meta:editing-duration>
    <meta:editing-cycles>2</meta:editing-cycles>
    <meta:generator>LibreOffice/6.4.6.2$Linux_X86_64 LibreOffice_project/40$Build-2</meta:generator>
    <meta:document-statistic meta:table-count="1" meta:image-count="0" meta:object-count="1" meta:page-count="2" meta:paragraph-count="55" meta:word-count="311" meta:character-count="1384" meta:non-whitespace-character-count="1068"/>
  </office:meta>
</office:document-meta>
</file>

<file path=Object 1/content.xml><?xml version="1.0" encoding="utf-8"?>
<math xmlns="http://www.w3.org/1998/Math/MathML" display="block">
  <semantics>
    <mrow>
      <mi>x</mi>
      <mo stretchy="false">=</mo>
      <mn>0</mn>
      <mo stretchy="false">∈</mo>
      <mrow>
        <mo fence="true" stretchy="false">[</mo>
        <mrow>
          <mrow>
            <mo stretchy="false">−</mo>
            <mn>2,1</mn>
          </mrow>
        </mrow>
        <mo fence="true" stretchy="false">]</mo>
      </mrow>
    </mrow>
    <annotation encoding="StarMath 5.0">x = 0 in [ -2,1 ]</annotation>
  </semantics>
</math>
</file>